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e021" officeooo:paragraph-rsid="000ce021"/>
    </style:style>
    <style:style style:name="P2" style:family="paragraph" style:parent-style-name="Standard">
      <style:text-properties fo:font-size="15pt" officeooo:rsid="000ce021" officeooo:paragraph-rsid="000ce021" style:font-size-asian="15pt" style:font-size-complex="15pt"/>
    </style:style>
    <style:style style:name="P3" style:family="paragraph" style:parent-style-name="Standard">
      <style:text-properties fo:color="#ff0000" fo:font-size="15pt" fo:font-weight="bold" officeooo:rsid="000ce021" officeooo:paragraph-rsid="000ce021" style:font-size-asian="15pt" style:font-weight-asian="bold" style:font-size-complex="15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public JListDemo(){</text:span></text:p>
      <text:p text:style-name="P2"><text:s text:c="8"/><text:tab/>setBounds(690, 200, 600, 600);</text:p>
      <text:p text:style-name="P2"><text:s text:c="8"/><text:tab/>setDefaultCloseOperation(EXIT_ON_CLOSE);</text:p>
      <text:p text:style-name="P2"><text:s text:c="8"/><text:tab/>Container c=getContentPane();</text:p>
      <text:p text:style-name="P2"><text:s text:c="8"/><text:tab/>c.setLayout(null);</text:p>
      <text:p text:style-name="P2"><text:s text:c="8"/><text:tab/>String str[]={"列表1","列表2","列表3","列表4","列表5","列表6","列表7","列表8"};</text:p>
      <text:p text:style-name="P2"><text:s text:c="8"/><text:tab/>final JList&lt;String&gt; j1=new JList&lt;String&gt;();//创建列表框</text:p>
      <text:p text:style-name="P2"><text:s text:c="6"/><text:span text:style-name="T4"><text:s text:c="2"/><text:tab/>DefaultListModel&lt;String&gt; moban=new DefaultListModel&lt;&gt;();</text:span></text:p>
      <text:p text:style-name="P3"><text:s text:c="8"/><text:tab/>for(String tr:str){//遍历数组中的数据添加到模板中</text:p>
      <text:p text:style-name="P3"><text:s text:c="8"/><text:tab/><text:tab/>moban.addElement(tr);</text:p>
      <text:p text:style-name="P3"><text:s text:c="8"/><text:tab/>}</text:p>
      <text:p text:style-name="P3"><text:s text:c="8"/><text:tab/>moban.addElement("添加数据");//使用模板可以添加新数据</text:p>
      <text:p text:style-name="P3"><text:s text:c="8"/><text:tab/>j1.setModel(moban);//将模型数据放入列表框</text:p>
      <text:p text:style-name="P2"><text:s text:c="8"/><text:tab/>/*SINGLE_SELECTION单选模式</text:p>
      <text:p text:style-name="P2"><text:s text:c="8"/><text:tab/> * SINGLE_INTERVAL_SELECTION只能选择相邻的元素</text:p>
      <text:p text:style-name="P2"><text:s text:c="8"/><text:tab/> * MULTIPLE_INTERVAL_SELECTION随便选择</text:p>
      <text:p text:style-name="P2"><text:s text:c="8"/><text:tab/> */</text:p>
      <text:p text:style-name="P2"><text:s text:c="8"/><text:tab/>j1.setSelectionMode(ListSelectionModel.MULTIPLE_INTERVAL_SELECTION);//设置选择模式</text:p>
      <text:p text:style-name="P2"><text:s text:c="8"/><text:tab/></text:p>
      <text:p text:style-name="P2"><text:s text:c="8"/><text:tab/>JScrollPane js=new JScrollPane(j1);//为列表框添加滚动面版</text:p>
      <text:p text:style-name="P2"><text:s text:c="8"/><text:tab/>js.setBounds(20, 20, 100, 100);</text:p>
      <text:p text:style-name="P2"><text:s text:c="8"/><text:tab/>c.add(js);</text:p>
      <text:p text:style-name="P2"><text:s text:c="8"/><text:tab/>JButton jb=new JButton("确认");</text:p>
      <text:p text:style-name="P2"><text:s text:c="8"/><text:tab/>jb.setBounds(130, 50, 70, 25);</text:p>
      <text:p text:style-name="P2"><text:s text:c="8"/><text:tab/>c.add(jb);</text:p>
      <text:p text:style-name="P2"><text:s text:c="8"/><text:tab/>jb.addActionListener(new ActionListener() {</text:p>
      <text:p text:style-name="P2"><text:tab/><text:tab/><text:tab/><text:tab/></text:p>
      <text:p text:style-name="P2"><text:tab/><text:tab/><text:tab/><text:tab/>@Override</text:p>
      <text:p text:style-name="P2"><text:tab/><text:tab/><text:tab/><text:tab/>public void actionPerformed(ActionEvent e) {</text:p>
      <text:p text:style-name="P2"><text:tab/><text:tab/><text:tab/><text:tab/><text:span text:style-name="T4"><text:tab/>// 获取列表框中选中的元素</text:span></text:p>
      <text:p text:style-name="P3"><text:tab/><text:tab/><text:tab/><text:tab/>java.util.List&lt;String&gt; zhi=j1.getSelectedValuesList();</text:p>
      <text:p text:style-name="P2"><text:tab/><text:tab/><text:tab/><text:tab/>for(String lei:zhi){</text:p>
      <text:p text:style-name="P2"><text:tab/><text:tab/><text:tab/><text:tab/><text:tab/>System.out.println(lei);</text:p>
      <text:p text:style-name="P2"><text:tab/><text:tab/><text:tab/><text:tab/>}</text:p>
      <text:p text:style-name="P2"><text:tab/><text:tab/><text:tab/><text:tab/>}</text:p>
      <text:p text:style-name="P2"><text:tab/><text:tab/><text:tab/>});</text:p>
      <text:p text:style-name="P2"><text:s text:c="8"/><text:tab/>setVisible(true);</text:p>
      <text:p text:style-name="P2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41S</meta:editing-duration>
    <meta:editing-cycles>3</meta:editing-cycles>
    <meta:generator>LibreOffice/5.3.0.3$Windows_X86_64 LibreOffice_project/7074905676c47b82bbcfbea1aeefc84afe1c50e1</meta:generator>
    <dc:date>2017-12-25T11:03:03.599000000</dc:date>
    <meta:document-statistic meta:table-count="0" meta:image-count="0" meta:object-count="0" meta:page-count="1" meta:paragraph-count="38" meta:word-count="184" meta:character-count="1277" meta:non-whitespace-character-count="955"/>
    <meta:user-defined meta:name="Info 1"/>
    <meta:user-defined meta:name="Info 2"/>
    <meta:user-defined meta:name="Info 3"/>
    <meta:user-defined meta:name="Info 4"/>
  </office:meta>
</office:document-meta>
</file>